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36fd" officeooo:paragraph-rsid="001836fd"/>
    </style:style>
    <style:style style:name="P2" style:family="paragraph" style:parent-style-name="Standard">
      <style:text-properties officeooo:rsid="001836fd" officeooo:paragraph-rsid="001836fd"/>
    </style:style>
    <style:style style:name="P3" style:family="paragraph" style:parent-style-name="Standard" style:list-style-name="L1">
      <style:text-properties officeooo:rsid="00184f2b" officeooo:paragraph-rsid="00184f2b"/>
    </style:style>
    <style:style style:name="P4" style:family="paragraph" style:parent-style-name="Standard">
      <style:text-properties officeooo:rsid="00184f2b" officeooo:paragraph-rsid="001a3c98"/>
    </style:style>
    <style:style style:name="P5" style:family="paragraph" style:parent-style-name="Standard" style:list-style-name="L2">
      <style:text-properties officeooo:rsid="00184f2b" officeooo:paragraph-rsid="00184f2b"/>
    </style:style>
    <style:style style:name="P6" style:family="paragraph" style:parent-style-name="Standard" style:list-style-name="L2">
      <style:text-properties officeooo:rsid="00184f2b" officeooo:paragraph-rsid="001a3c98"/>
    </style:style>
    <style:style style:name="P7" style:family="paragraph" style:parent-style-name="Standard" style:list-style-name="L3">
      <style:text-properties officeooo:rsid="001a3c98" officeooo:paragraph-rsid="001a3c98"/>
    </style:style>
    <style:style style:name="P8" style:family="paragraph" style:parent-style-name="Standard">
      <style:text-properties officeooo:rsid="001a3c98" officeooo:paragraph-rsid="001a3c98"/>
    </style:style>
    <style:style style:name="P9" style:family="paragraph" style:parent-style-name="Standard" style:list-style-name="L6">
      <style:text-properties fo:font-weight="normal" officeooo:rsid="001ca821" officeooo:paragraph-rsid="001ca821" style:font-weight-asian="normal" style:font-weight-complex="normal"/>
    </style:style>
    <style:style style:name="P10" style:family="paragraph" style:parent-style-name="Standard">
      <style:text-properties fo:font-weight="normal" officeooo:rsid="001ca821" officeooo:paragraph-rsid="001ca821" style:font-weight-asian="normal" style:font-weight-complex="normal"/>
    </style:style>
    <style:style style:name="P11" style:family="paragraph" style:parent-style-name="Standard" style:list-style-name="L7">
      <style:text-properties fo:font-weight="normal" officeooo:rsid="001e8de3" officeooo:paragraph-rsid="001e8de3" style:font-weight-asian="normal" style:font-weight-complex="normal"/>
    </style:style>
    <style:style style:name="P12" style:family="paragraph" style:parent-style-name="Standard" style:list-style-name="L9">
      <style:text-properties fo:font-weight="normal" officeooo:rsid="001e8de3" officeooo:paragraph-rsid="001e8de3" style:font-weight-asian="normal" style:font-weight-complex="normal"/>
    </style:style>
    <style:style style:name="P13" style:family="paragraph" style:parent-style-name="Standard" style:list-style-name="L10">
      <style:text-properties fo:font-weight="normal" officeooo:rsid="001e8de3" officeooo:paragraph-rsid="001f5ee5" style:font-weight-asian="normal" style:font-weight-complex="normal"/>
    </style:style>
    <style:style style:name="P14" style:family="paragraph" style:parent-style-name="Standard" style:list-style-name="L13">
      <style:text-properties fo:font-weight="normal" officeooo:rsid="001f5ee5" officeooo:paragraph-rsid="001f5ee5" style:font-weight-asian="normal" style:font-weight-complex="normal"/>
    </style:style>
    <style:style style:name="P15" style:family="paragraph" style:parent-style-name="Standard">
      <style:text-properties fo:font-weight="normal" officeooo:rsid="001f5ee5" officeooo:paragraph-rsid="001f5ee5" style:font-weight-asian="normal" style:font-weight-complex="normal"/>
    </style:style>
    <style:style style:name="P16" style:family="paragraph" style:parent-style-name="Standard" style:list-style-name="L14">
      <style:text-properties fo:font-weight="normal" officeooo:rsid="001f5ee5" officeooo:paragraph-rsid="001f5ee5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211772" officeooo:paragraph-rsid="00211772" style:font-weight-asian="normal" style:font-weight-complex="normal"/>
    </style:style>
    <style:style style:name="P18" style:family="paragraph" style:parent-style-name="Standard">
      <style:text-properties fo:font-weight="normal" officeooo:rsid="00211772" officeooo:paragraph-rsid="00211772" style:font-weight-asian="normal" style:font-weight-complex="normal"/>
    </style:style>
    <style:style style:name="P19" style:family="paragraph" style:parent-style-name="Standard" style:list-style-name="L13">
      <style:text-properties fo:font-weight="normal" officeooo:rsid="00225b37" officeooo:paragraph-rsid="00225b37" style:font-weight-asian="normal" style:font-weight-complex="normal"/>
    </style:style>
    <style:style style:name="P20" style:family="paragraph" style:parent-style-name="Standard" style:list-style-name="L13">
      <style:text-properties fo:font-weight="normal" officeooo:rsid="0025b406" officeooo:paragraph-rsid="0025b406" style:font-weight-asian="normal" style:font-weight-complex="normal"/>
    </style:style>
    <style:style style:name="P21" style:family="paragraph" style:parent-style-name="Standard">
      <style:text-properties fo:font-weight="normal" officeooo:rsid="00261d50" officeooo:paragraph-rsid="00261d50" style:font-weight-asian="normal" style:font-weight-complex="normal"/>
    </style:style>
    <style:style style:name="P22" style:family="paragraph" style:parent-style-name="Standard">
      <style:text-properties fo:font-weight="normal" officeooo:rsid="0027a6ce" officeooo:paragraph-rsid="0027a6ce" style:font-weight-asian="normal" style:font-weight-complex="normal"/>
    </style:style>
    <style:style style:name="P23" style:family="paragraph" style:parent-style-name="Standard">
      <style:text-properties fo:font-weight="normal" officeooo:rsid="002851ac" officeooo:paragraph-rsid="002851ac" style:font-weight-asian="normal" style:font-weight-complex="normal"/>
    </style:style>
    <style:style style:name="P24" style:family="paragraph" style:parent-style-name="Standard" style:list-style-name="L7">
      <style:text-properties fo:font-weight="bold" officeooo:rsid="001e8de3" officeooo:paragraph-rsid="001e8de3" style:font-weight-asian="bold" style:font-weight-complex="bold"/>
    </style:style>
    <style:style style:name="P25" style:family="paragraph" style:parent-style-name="Standard" style:list-style-name="L14">
      <style:text-properties fo:font-weight="bold" officeooo:rsid="001f5ee5" officeooo:paragraph-rsid="001f5ee5" style:font-weight-asian="bold" style:font-weight-complex="bold"/>
    </style:style>
    <style:style style:name="P26" style:family="paragraph" style:parent-style-name="Standard" style:list-style-name="L3">
      <style:text-properties fo:font-weight="bold" officeooo:rsid="00211772" officeooo:paragraph-rsid="00211772" style:font-weight-asian="bold" style:font-weight-complex="bold"/>
    </style:style>
    <style:style style:name="P27" style:family="paragraph" style:parent-style-name="Standard" style:list-style-name="L1">
      <style:text-properties officeooo:rsid="001f6b21" officeooo:paragraph-rsid="001f6b21"/>
    </style:style>
    <style:style style:name="P28" style:family="paragraph" style:parent-style-name="Standard" style:list-style-name="L3">
      <style:text-properties officeooo:paragraph-rsid="00211772"/>
    </style:style>
    <style:style style:name="P29" style:family="paragraph" style:parent-style-name="Standard" style:list-style-name="L1">
      <style:text-properties officeooo:rsid="00289dea" officeooo:paragraph-rsid="00289dea"/>
    </style:style>
    <style:style style:name="P30" style:family="paragraph" style:parent-style-name="Standard">
      <style:text-properties officeooo:rsid="00289dea" officeooo:paragraph-rsid="00289dea"/>
    </style:style>
    <style:style style:name="P31" style:family="paragraph" style:parent-style-name="Standard">
      <style:text-properties officeooo:rsid="0029c479" officeooo:paragraph-rsid="0029c479"/>
    </style:style>
    <style:style style:name="P32" style:family="paragraph" style:parent-style-name="Standard" style:list-style-name="L16">
      <style:text-properties officeooo:rsid="0029c479" officeooo:paragraph-rsid="0029c479"/>
    </style:style>
    <style:style style:name="P33" style:family="paragraph" style:parent-style-name="Standard" style:list-style-name="L1">
      <style:text-properties style:text-underline-style="solid" style:text-underline-width="auto" style:text-underline-color="font-color" fo:font-weight="bold" officeooo:rsid="0029c479" officeooo:paragraph-rsid="0029c479" style:font-weight-asian="bold" style:font-weight-complex="bold"/>
    </style:style>
    <style:style style:name="T1" style:family="text">
      <style:text-properties officeooo:rsid="001a3c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1772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a3c98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92203333281741189" text:style-name="L1">
        <text:list-item>
          <text:p text:style-name="P33">Language : <text:s/>JAVA</text:p>
        </text:list-item>
      </text:list>
      <text:p text:style-name="P30"/>
      <text:p text:style-name="P31">Why Java?</text:p>
      <text:p text:style-name="P31"/>
      <text:list xml:id="list4916704589375381358" text:style-name="L16">
        <text:list-item>
          <text:p text:style-name="P32">JAVA is easy to learn.</text:p>
        </text:list-item>
        <text:list-item>
          <text:p text:style-name="P32">JAVA is freely available.we can</text:p>
        </text:list-item>
        <text:list-item>
          <text:p text:style-name="P32">JAVA supports Object oriented Programming language.</text:p>
        </text:list-item>
        <text:list-item>
          <text:p text:style-name="P32">JAVA is platform independent. Means if you have java file then tou can run it on any machine.</text:p>
        </text:list-item>
        <text:list-item>
          <text:p text:style-name="P32">JAVA has large amount of libraries. JAVA provide networking, server programming, I/O,utilities, database connectivity, etc.</text:p>
        </text:list-item>
        <text:list-item>
          <text:p text:style-name="P32">Java has a lot of open source libraries, which can use in diffrent scenarios.</text:p>
        </text:list-item>
        <text:list-item>
          <text:p text:style-name="P32">A lot people uses java developement, thats why community of java developers is big.</text:p>
        </text:list-item>
        <text:list-item>
          <text:p text:style-name="P32"/>
        </text:list-item>
      </text:list>
      <text:p text:style-name="P30"/>
      <text:p text:style-name="P30"/>
      <text:p text:style-name="P30"/>
      <text:p text:style-name="P30"/>
      <text:list xml:id="list163517716137187" text:continue-list="list7092203333281741189" text:style-name="L1">
        <text:list-item>
          <text:p text:style-name="P29">Java code saves in .java file, to compile a java code we use <text:span text:style-name="T2">javac filename.java</text:span><text:span text:style-name="T6"> command on terminal.</text:span></text:p>
        </text:list-item>
        <text:list-item>
          <text:p text:style-name="P29"><text:span text:style-name="T6">JVM creates bytecode of java program, bytecode of a program stored in <text:s/></text:span><text:span text:style-name="T2">.class file.</text:span><text:span text:style-name="T6"> </text:span></text:p>
        </text:list-item>
        <text:list-item>
          <text:p text:style-name="P29"><text:span text:style-name="T6">JVM loads class file in to memory.</text:span></text:p>
        </text:list-item>
        <text:list-item>
          <text:p text:style-name="P1">Class name in which main function is defined and file name should be the same, If class name and file name is different system will generate .class file in which <text:tab/>main is defined. In our example class name is PrintSomething and file name is PrintSomething.java, so after complilation PrintSomething.class file will generate.</text:p>
        </text:list-item>
        <text:list-item>
          <text:p text:style-name="P1">To compile java code we use command javac filename,java, </text:p>
          <text:p text:style-name="P1">for Ex. javac PrintSomething.java</text:p>
        </text:list-item>
        <text:list-item>
          <text:p text:style-name="P1">to execute java code we use, <text:s/>java filename <text:s text:c="3"/>for example, java PrintSomething</text:p>
        </text:list-item>
      </text:list>
      <text:p text:style-name="P2"/>
      <text:p text:style-name="P2"/>
      <text:list xml:id="list163516113764476" text:continue-numbering="true" text:style-name="L1">
        <text:list-item>
          <text:p text:style-name="P1">In our program we declare class named PrintSomething because our file name is PrintSomething too.</text:p>
        </text:list-item>
        <text:list-item>
          <text:p text:style-name="P27">We declare a new class Printstr , <text:span text:style-name="T2">class printStr</text:span></text:p>
        </text:list-item>
        <text:list-item>
          <text:p text:style-name="P27">we defined new method printString.<text:span text:style-name="T2">void printString(String str)</text:span><text:span text:style-name="T6"> it has return type as void.</text:span></text:p>
          <text:p text:style-name="P27">PrintString has argument string type .</text:p>
        </text:list-item>
        <text:list-item>
          <text:p text:style-name="P3">Next line we have <text:s/><text:span text:style-name="T2">public static void main(String args[])</text:span>.<text:tab/></text:p>
          <text:p text:style-name="P3"/>
        </text:list-item>
      </text:list>
      <text:list xml:id="list6402608022430456225" text:style-name="L2">
        <text:list-item>
          <text:p text:style-name="P5"><text:span text:style-name="T4">public</text:span> = public is access modifier in java, in java main function is always public. So other program can able to access main function.</text:p>
          <text:p text:style-name="P5"><text:tab/></text:p>
        </text:list-item>
        <text:list-item>
          <text:p text:style-name="P5"><text:span text:style-name="T4">Static</text:span> = In java we call function by its object, but when program start execution for the first time there is no object. So main function should be static.</text:p>
          <text:p text:style-name="P5"><text:tab/></text:p>
        </text:list-item>
        <text:list-item>
          <text:p text:style-name="P5"><text:span text:style-name="T4">void</text:span> = In java it is mendatory to give return type to a function. So main has void return type. <text:s/><text:span text:style-name="T1">Because after main executes completly there is no point in returning any value. If we change a return type of main it will give compilation error.</text:span></text:p>
        </text:list-item>
      </text:list>
      <text:p text:style-name="P4"/>
      <text:list xml:id="list163517326334816" text:continue-numbering="true" text:style-name="L2">
        <text:list-item>
          <text:p text:style-name="P6"><text:span text:style-name="T5">main</text:span><text:span text:style-name="T1"> = <text:s/>main is entry function of java program and it is fixed. We cant change to anything other than main.</text:span></text:p>
          <text:p text:style-name="P6"/>
        </text:list-item>
        <text:list-item>
          <text:p text:style-name="P6"><text:soft-page-break/><text:span text:style-name="T5">String args[]</text:span><text:span text:style-name="T1"> = java accepts only String array argument. It is called as command line argument.</text:span></text:p>
        </text:list-item>
      </text:list>
      <text:list xml:id="list4056587350012185533" text:style-name="L3">
        <text:list-item>
          <text:p text:style-name="P26"><text:s/><text:span text:style-name="T6">In next line, </text:span></text:p>
          <text:p text:style-name="P26">printStr string;</text:p>
          <text:list>
            <text:list-item>
              <text:p text:style-name="P17">here we create instance variable of class printStr.</text:p>
            </text:list-item>
          </text:list>
        </text:list-item>
        <text:list-item>
          <text:p text:style-name="P28"><text:span text:style-name="T3">string = new printStr();</text:span></text:p>
          <text:list>
            <text:list-item>
              <text:p text:style-name="P17">here we create <text:s/></text:p>
            </text:list-item>
          </text:list>
        </text:list-item>
      </text:list>
      <text:p text:style-name="P18"/>
      <text:p text:style-name="P18"/>
      <text:list xml:id="list163517903910330" text:continue-numbering="true" text:style-name="L3">
        <text:list-item>
          <text:p text:style-name="P7">Next line is, </text:p>
          <text:p text:style-name="P7"><text:span text:style-name="T2">String[] words = new String[] {"Pune","Webonise","Jejurkar","lab","swapnil"};</text:span></text:p>
        </text:list-item>
      </text:list>
      <text:p text:style-name="P8"><text:span text:style-name="T2"/></text:p>
      <text:list xml:id="list743008586378373922" text:style-name="L6">
        <text:list-item>
          <text:p text:style-name="P9">declare string array with name <text:span text:style-name="T2">words </text:span><text:s/>and values <text:span text:style-name="T2"><text:s/>Pune, webonise, jejurkar, lab, swapnil.</text:span></text:p>
        </text:list-item>
        <text:list-item>
          <text:p text:style-name="P9">String is type of variable, sqare brackets <text:span text:style-name="T2">[]</text:span> denotes that it is a arrayof string.</text:p>
        </text:list-item>
        <text:list-item>
          <text:p text:style-name="P9">With <text:span text:style-name="T2"><text:s/>new </text:span><text:s/>keyword we create array of object of type string. In curly braces values are provided from 0 index.</text:p>
        </text:list-item>
      </text:list>
      <text:p text:style-name="P10"/>
      <text:p text:style-name="P10"/>
      <text:p text:style-name="P10"/>
      <text:p text:style-name="P10"/>
      <text:p text:style-name="P10"/>
      <text:list xml:id="list8995889215231471273" text:style-name="L7">
        <text:list-item>
          <text:p text:style-name="P11">Next line is,</text:p>
          <text:p text:style-name="P24">for(int i = 0 ; i &lt; 5 ; i++)</text:p>
        </text:list-item>
      </text:list>
      <text:list xml:id="list2021039940085006797" text:style-name="L9">
        <text:list-item>
          <text:p text:style-name="P12">for is control structure in java language. It is a loop which has three segements initialization, break condition, increment/decrement (post/pre).</text:p>
        </text:list-item>
        <text:list-item>
          <text:p text:style-name="P12">In initialzation segement, value of index is assign, </text:p>
          <text:p text:style-name="P12">In break condition, a condition of a loop for end.</text:p>
          <text:p text:style-name="P12">Increment, in loop execution should go forward, so in increment index value is increment or decrement by pre/post.</text:p>
        </text:list-item>
        <text:list-item>
          <text:p text:style-name="P12">In our example index i <text:s/>is start from 0 and break condition is i &lt; 5 , and i is increment by 1</text:p>
        </text:list-item>
      </text:list>
      <text:list xml:id="list6981048040532677464" text:style-name="L10">
        <text:list-item>
          <text:p text:style-name="P13">next line is </text:p>
          <text:p text:style-name="P13"><text:span text:style-name="T2">if(words[i].length() &gt;= 6)</text:span></text:p>
        </text:list-item>
      </text:list>
      <text:list xml:id="list6124129913013845381" text:style-name="L13">
        <text:list-item>
          <text:list>
            <text:list-item>
              <text:list>
                <text:list-item>
                  <text:p text:style-name="P14"><text:s/>if statement is control structure of java, which checks whether condition is true or false.</text:p>
                </text:list-item>
                <text:list-item>
                  <text:p text:style-name="P14">In above condition length of <text:span text:style-name="T2">words[i] <text:s/></text:span><text:s/>is being checked with 6, where it is greater or equal to 6.</text:p>
                </text:list-item>
                <text:list-item>
                  <text:p text:style-name="P20">words[i] means it checks index value of i in words array.</text:p>
                </text:list-item>
                <text:list-item>
                  <text:p text:style-name="P19">length is String class function to calculate length of string. It is predefined function.</text:p>
                </text:list-item>
              </text:list>
            </text:list-item>
          </text:list>
        </text:list-item>
      </text:list>
      <text:list xml:id="list417531513863915193" text:style-name="L14">
        <text:list-item>
          <text:p text:style-name="P25">System.out.println("\nWord is Bigger");</text:p>
          <text:list>
            <text:list-item>
              <text:p text:style-name="P16">System is a final class from java.lang package.</text:p>
            </text:list-item>
            <text:list-item>
              <text:p text:style-name="P16">Out is static variable from printstream,</text:p>
            </text:list-item>
            <text:list-item>
              <text:p text:style-name="P16">println() is function to print the statements passed in brackets.</text:p>
            </text:list-item>
          </text:list>
        </text:list-item>
      </text:list>
      <text:p text:style-name="P15"/>
      <text:p text:style-name="P15"/>
      <text:p text:style-name="P21">Memory Management in program-</text:p>
      <text:p text:style-name="P21"/>
      <text:p text:style-name="P22">Objects are stored in <text:span text:style-name="T2">heap </text:span>memory.</text:p>
      <text:p text:style-name="P22">When we use new keyword , it means we create new object that object is stored in <text:span text:style-name="T2">Heap memory.</text:span></text:p>
      <text:p text:style-name="P22">For example, string = new printStr(); string </text:p>
      <text:p text:style-name="P22"><text:soft-page-break/></text:p>
      <text:p text:style-name="P23">Local methods , variables stored in stack, </text:p>
      <text:p text:style-name="P23">for example, int i, String str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2:36:22.723331742</meta:creation-date>
    <dc:date>2018-10-08T16:35:15.717727463</dc:date>
    <meta:editing-duration>PT17M4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63" meta:word-count="748" meta:character-count="4203" meta:non-whitespace-character-count="3534"/>
  </office:meta>
</office:document-meta>
</file>